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rsid="0014f614" officeooo:paragraph-rsid="0014f614" style:font-style-asian="italic" style:font-style-complex="italic"/>
    </style:style>
    <style:style style:name="P2" style:family="paragraph" style:parent-style-name="Standard">
      <style:text-properties fo:font-style="italic" officeooo:paragraph-rsid="001633df" style:font-style-asian="italic" style:font-style-complex="italic"/>
    </style:style>
    <style:style style:name="P3" style:family="paragraph" style:parent-style-name="Standard">
      <style:text-properties officeooo:rsid="001ebdaf" officeooo:paragraph-rsid="0014f614"/>
    </style:style>
    <style:style style:name="P4" style:family="paragraph" style:parent-style-name="Standard">
      <style:text-properties fo:font-weight="bold" officeooo:rsid="00474512" officeooo:paragraph-rsid="0014f614" style:font-weight-asian="bold" style:font-weight-complex="bold"/>
    </style:style>
    <style:style style:name="P5" style:family="paragraph" style:parent-style-name="Standard">
      <style:text-properties officeooo:rsid="00474512" officeooo:paragraph-rsid="0014f614"/>
    </style:style>
    <style:style style:name="P6" style:family="paragraph" style:parent-style-name="Standard">
      <style:text-properties officeooo:paragraph-rsid="0014f614"/>
    </style:style>
    <style:style style:name="P7" style:family="paragraph" style:parent-style-name="Standard">
      <style:text-properties fo:font-size="14pt" fo:font-weight="bold" officeooo:rsid="0014f614" officeooo:paragraph-rsid="0014f614" style:font-size-asian="14pt" style:font-weight-asian="bold" style:font-size-complex="14pt" style:font-weight-complex="bold"/>
    </style:style>
    <style:style style:name="P8" style:family="paragraph" style:parent-style-name="Standard">
      <style:text-properties fo:font-style="normal" fo:font-weight="bold" officeooo:rsid="0014f614" officeooo:paragraph-rsid="0014f614" style:font-style-asian="normal" style:font-weight-asian="bold" style:font-style-complex="normal" style:font-weight-complex="bold"/>
    </style:style>
    <style:style style:name="P9" style:family="paragraph" style:parent-style-name="Standard">
      <style:text-properties fo:font-style="normal" fo:font-weight="bold" officeooo:rsid="001c0eb5" officeooo:paragraph-rsid="001c0eb5" style:font-style-asian="normal" style:font-weight-asian="bold" style:font-style-complex="normal" style:font-weight-complex="bold"/>
    </style:style>
    <style:style style:name="P10" style:family="paragraph" style:parent-style-name="Standard">
      <style:text-properties fo:font-style="normal" fo:font-weight="bold" officeooo:rsid="001c1373" officeooo:paragraph-rsid="001c1373" style:font-style-asian="normal" style:font-weight-asian="bold" style:font-style-complex="normal" style:font-weight-complex="bold"/>
    </style:style>
    <style:style style:name="P11" style:family="paragraph" style:parent-style-name="Standard">
      <style:text-properties fo:font-style="normal" fo:font-weight="normal" officeooo:rsid="0014f614" officeooo:paragraph-rsid="0014f614" style:font-style-asian="normal" style:font-weight-asian="normal" style:font-style-complex="normal" style:font-weight-complex="normal"/>
    </style:style>
    <style:style style:name="P12" style:family="paragraph" style:parent-style-name="Standard">
      <style:text-properties fo:font-style="normal" fo:font-weight="normal" officeooo:rsid="0016c3fa" officeooo:paragraph-rsid="0016c3fa" style:font-style-asian="normal" style:font-weight-asian="normal" style:font-style-complex="normal" style:font-weight-complex="normal"/>
    </style:style>
    <style:style style:name="P13" style:family="paragraph" style:parent-style-name="Standard">
      <style:text-properties fo:font-style="normal" fo:font-weight="normal" officeooo:rsid="00197fbc" officeooo:paragraph-rsid="00197fbc" style:font-style-asian="normal" style:font-weight-asian="normal" style:font-style-complex="normal" style:font-weight-complex="normal"/>
    </style:style>
    <style:style style:name="P14" style:family="paragraph" style:parent-style-name="Standard">
      <style:text-properties officeooo:paragraph-rsid="001633df"/>
    </style:style>
    <style:style style:name="T1" style:family="text">
      <style:text-properties fo:font-style="italic" officeooo:rsid="001ebdaf" style:font-style-asian="italic" style:font-style-complex="italic"/>
    </style:style>
    <style:style style:name="T2" style:family="text">
      <style:text-properties fo:font-style="italic" officeooo:rsid="0014f614" style:font-style-asian="italic" style:font-style-complex="italic"/>
    </style:style>
    <style:style style:name="T3" style:family="text">
      <style:text-properties fo:font-style="normal" fo:font-weight="normal" officeooo:rsid="0014f614" style:font-style-asian="normal" style:font-weight-asian="normal" style:font-style-complex="normal" style:font-weight-complex="normal"/>
    </style:style>
    <style:style style:name="T4" style:family="text">
      <style:text-properties fo:font-style="normal" fo:font-weight="normal" officeooo:rsid="001633df" style:font-style-asian="normal" style:font-weight-asian="normal" style:font-style-complex="normal" style:font-weight-complex="normal"/>
    </style:style>
    <style:style style:name="T5" style:family="text">
      <style:text-properties fo:font-style="normal" fo:font-weight="normal" officeooo:rsid="00185a98" style:font-style-asian="normal" style:font-weight-asian="normal" style:font-style-complex="normal" style:font-weight-complex="normal"/>
    </style:style>
    <style:style style:name="T6" style:family="text">
      <style:text-properties fo:font-style="normal" fo:font-weight="normal" officeooo:rsid="00187641" style:font-style-asian="normal" style:font-weight-asian="normal" style:font-style-complex="normal" style:font-weight-complex="normal"/>
    </style:style>
    <style:style style:name="T7" style:family="text">
      <style:text-properties fo:font-style="normal" fo:font-weight="normal" officeooo:rsid="001ad59f" style:font-style-asian="normal" style:font-weight-asian="normal" style:font-style-complex="normal" style:font-weight-complex="normal"/>
    </style:style>
    <style:style style:name="T8" style:family="text">
      <style:text-properties fo:font-style="normal" style:text-underline-style="none" fo:font-weight="normal" officeooo:rsid="0014f614"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officeooo:rsid="001633df" style:font-weight-asian="normal" style:font-weight-complex="normal"/>
    </style:style>
    <style:style style:name="T12" style:family="text">
      <style:text-properties officeooo:rsid="0016ba0a"/>
    </style:style>
    <style:style style:name="T13" style:family="text">
      <style:text-properties officeooo:rsid="0016fa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scussion on the development on modern technologies</text:p>
      <text:p text:style-name="P6"><text:span text:style-name="T1">This document is for the discussion of </text:span><text:span text:style-name="T2">the development of science in a fantastical world</text:span></text:p>
      <text:p text:style-name="P3"/>
      <text:p text:style-name="P4">Summary statements:</text:p>
      <text:p text:style-name="P5"/>
      <text:p text:style-name="P1">Statement 1.</text:p>
      <text:p text:style-name="P1"/>
      <text:p text:style-name="P8">The Development of Science on Earth</text:p>
      <text:p text:style-name="P14"><text:span text:style-name="T3">Modern science was brought into existence with the “Scientific Revolution” in the late 1500s – early 1700s. This period is marked by the development of numerous scientific ideas, inventions, etc. </text:span><text:span text:style-name="T4">As Wikipedia puts it:</text:span></text:p>
      <text:p text:style-name="P2"><text:span text:style-name="T11"><text:tab/></text:span><text:span text:style-name="T10">The Scientific Revolution was a series of events that marked the emergence of modern science during the early modern period, when developments in mathematics, physics, astronomy, biology (including human anatomy) and chemistry transformed the views of society about nature.</text:span></text:p>
      <text:p text:style-name="P14"><text:span text:style-name="T8"><text:tab/></text:span><text:span text:style-name="T3">What caused this sudden change?</text:span></text:p>
      <text:p text:style-name="P14"><text:span text:style-name="T3"><text:tab/><text:tab/>-</text:span><text:span text:style-name="T5">Printing press</text:span></text:p>
      <text:p text:style-name="P14"><text:span text:style-name="T5"><text:tab/><text:tab/>-</text:span><text:span text:style-name="T6">Rise and acceptance of empiricism</text:span></text:p>
      <text:p text:style-name="P14"><text:span text:style-name="T6"><text:tab/><text:tab/>-</text:span><text:span text:style-name="T7">Translation of ancient philosophical texts</text:span></text:p>
      <text:p text:style-name="P11"/>
      <text:p text:style-name="P9">Ancient Views of Science</text:p>
      <text:p text:style-name="P9"><text:span text:style-name="T9">In ancient times on Earth, science and magic were not distinguished. Magic was a substitute.</text:span></text:p>
      <text:p text:style-name="P10"><text:span text:style-name="T9">Development of early philosophy in Greece:</text:span></text:p>
      <text:p text:style-name="P10"><text:span text:style-name="T9"><text:tab/>-Diversity of ideas (proximity to Egypt and Mesopotamia)</text:span></text:p>
      <text:p text:style-name="P10"><text:span text:style-name="T9"><text:tab/>-Ease of travel and spread of ideas</text:span></text:p>
      <text:p text:style-name="P10"><text:span text:style-name="T9"><text:tab/>-Alphabet</text:span></text:p>
      <text:p text:style-name="P10"><text:span text:style-name="T9"><text:tab/>-Democracy (non-theocratic rule allowed more free thought)</text:span></text:p>
      <text:p text:style-name="P11"/>
      <text:p text:style-name="P11">Preceding period:</text:p>
      <text:p text:style-name="P11">Renaissance</text:p>
      <text:p text:style-name="P11"/>
      <text:p text:style-name="P11">Co-development:</text:p>
      <text:p text:style-name="P11">The Enlightenment <text:span text:style-name="T12">(social and philosophical fallout of the Scientific Revolution).</text:span></text:p>
      <text:p text:style-name="P11"/>
      <text:p text:style-name="P12">Following period:</text:p>
      <text:p text:style-name="P12">Age of Reflection, age of Romanticism <text:span text:style-name="T13">(1800).</text:span></text:p>
      <text:p text:style-name="P12"/>
      <text:p text:style-name="P12"/>
      <text:p text:style-name="P12"/>
      <text:p text:style-name="P13">Possibilities for a fantastical world:</text:p>
      <text:p text:style-name="P13">“Religious revolution” – a development of thought on the nature of religion and divinity.</text:p>
      <text:p text:style-name="P13">“Magical revolution” – a development of thought on the nature of magic.</text:p>
      <text:p text:style-name="P13"/>
      <text:p text:style-name="P13">However, eventually an investigation into the religious and magical nature of the universe would reveal the fact that there are still physical laws.</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11:12:47.848000585</meta:creation-date>
    <dc:date>2022-01-21T13:02:28.209319093</dc:date>
    <meta:editing-duration>PT1H8M56S</meta:editing-duration>
    <meta:editing-cycles>8</meta:editing-cycles>
    <meta:generator>LibreOffice/6.4.7.2$Linux_X86_64 LibreOffice_project/40$Build-2</meta:generator>
    <meta:document-statistic meta:table-count="0" meta:image-count="0" meta:object-count="0" meta:page-count="1" meta:paragraph-count="28" meta:word-count="244" meta:character-count="1680" meta:non-whitespace-character-count="1449"/>
  </office:meta>
</office:document-meta>
</file>